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1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Sp = sportifs</text:p>
          </table:table-cell>
          <table:table-cell office:value-type="string" calcext:value-type="string">
            <text:p>Cl = clubs</text:p>
          </table:table-cell>
          <table:table-cell office:value-type="string" calcext:value-type="string">
            <text:p>Am = Amateur</text:p>
          </table:table-cell>
          <table:table-cell office:value-type="string" calcext:value-type="string">
            <text:p>Ev = evenements</text:p>
          </table:table-cell>
          <table:table-cell/>
          <table:table-cell office:value-type="string" calcext:value-type="string">
            <text:p>Ep = Epreuv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P_ID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éro de doss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_Nom_prénom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 et prénom du sporti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_Adress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resse du sporti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_tele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éléphone du sporti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_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-mail du sporti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_fax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ax du sporti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_Licen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ui/no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l_ID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_nom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 du cl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_vil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 de la ville ou se situe le club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_ID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v_Date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 de l’évèn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_Vil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ille de l’évènemen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p_ID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_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d’épreu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_Km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gueur de l’épreu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_Ordre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dre des sous épreuves dans l’épreu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_Nom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 de l’épreuve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rrec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escri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bellé competition</text:p>
          </table:table-cell>
          <table:table-cell office:value-type="string" calcext:value-type="string">
            <text:p>alphanumerique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 competition</text:p>
          </table:table-cell>
          <table:table-cell office:value-type="string" calcext:value-type="string">
            <text:p>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lle competition</text:p>
          </table:table-cell>
          <table:table-cell office:value-type="string" calcext:value-type="string">
            <text:p>alphabetique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bre d’epreuve</text:p>
          </table:table-cell>
          <table:table-cell office:value-type="string" calcext:value-type="string">
            <text:p>numerique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om_sportif</text:p>
          </table:table-cell>
          <table:table-cell office:value-type="string" calcext:value-type="string">
            <text:p>alphabet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nom_sportif</text:p>
          </table:table-cell>
          <table:table-cell office:value-type="string" calcext:value-type="string">
            <text:p>alphabet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resse_sportif</text:p>
          </table:table-cell>
          <table:table-cell office:value-type="string" calcext:value-type="string">
            <text:p>alphanumer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ail_sportif</text:p>
          </table:table-cell>
          <table:table-cell office:value-type="string" calcext:value-type="string">
            <text:p>alphanumer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x_sportif</text:p>
          </table:table-cell>
          <table:table-cell office:value-type="string" calcext:value-type="string">
            <text:p>alphanumer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l_spor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er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ille_epreu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ype_epreu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tance_epreuve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cripitif epreu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lice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dossar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tificat_médic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e_certific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ecin_traitan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de_postal_sportif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6T14:16:06.569503576</meta:creation-date>
    <dc:date>2020-07-06T15:40:55.629683476</dc:date>
    <meta:editing-duration>PT15M16S</meta:editing-duration>
    <meta:editing-cycles>2</meta:editing-cycles>
    <meta:generator>LibreOffice/6.4.4.2$Linux_X86_64 LibreOffice_project/706abf8817d63c225da2eaeb9c9523a7d4d3595c</meta:generator>
    <meta:document-statistic meta:table-count="1" meta:cell-count="115" meta:object-count="0"/>
  </office:meta>
</office:document-meta>
</file>